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Light4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1" style:family="graphic" style:parent-style-name="objectwithoutfill">
      <style:graphic-properties draw:marker-end="Arrowheads_20_2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85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style:text-properties fo:font-size="28pt"/>
    </style:style>
    <style:style style:name="P15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3 referred to on line 3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++ statements</text:p>
              </text:list-item>
              <text:list-item>
                <text:p>A function is called by using its name</text:p>
              </text:list-item>
              <text:list-item>
                <text:p>The C++ standard function library is a collection of functions supplied by <text:span text:style-name="T2">all C++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uaFungsi.c<text:tab/><text:tab/><text:tab/><text:tab/><text:tab/><text:tab/><text:tab/>satuFungsi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7" draw:text-style-name="P7" draw:layer="layout" svg:x1="16.6cm" svg:y1="3.6cm" svg:x2="10.4cm" svg:y2="3.6cm">
          <text:p/>
        </draw:line>
        <draw:line draw:style-name="gr2" draw:text-style-name="P4" draw:layer="layout" svg:x1="16.2cm" svg:y1="3.8cm" svg:x2="10cm" svg:y2="3.8cm">
          <text:p/>
        </draw:line>
        <draw:frame draw:style-name="gr8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3cm" svg:y1="14.851cm" svg:x2="17.9cm" svg:y2="14.851cm">
          <text:p/>
        </draw:line>
        <draw:frame draw:style-name="gr9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9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10" draw:text-style-name="P13" draw:layer="layout" svg:width="8.2cm" svg:height="2.157cm" svg:x="18.1cm" svg:y="11.2cm">
          <draw:text-box>
            <text:p><text:span text:style-name="T13">Functions with no return value</text:span></text:p>
          </draw:text-box>
        </draw:frame>
        <draw:polyline draw:style-name="gr11" draw:text-style-name="P4" draw:layer="layout" svg:width="0.999cm" svg:height="13.599cm" draw:transform="rotate (1.5707963267949) translate (4.2cm 13.6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2" draw:text-style-name="P15" draw:layer="layout" svg:width="8.2cm" svg:height="2.479cm" svg:x="19cm" svg:y="9.8cm">
          <draw:text-box>
            <text:p text:style-name="P14"><text:span text:style-name="T14">Tidak perlu prototyping</text:span></text:p>
          </draw:text-box>
        </draw:frame>
        <draw:frame draw:style-name="gr12" draw:text-style-name="P15" draw:layer="layout" svg:width="8.2cm" svg:height="2.479cm" svg:x="19cm" svg:y="5.1cm">
          <draw:text-box>
            <text:p text:style-name="P14"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14" draw:layer="layout" svg:width="23.5cm" svg:height="2.855cm" svg:x="2.2cm" svg:y="2.244cm" presentation:class="title" presentation:user-transformed="true">
          <draw:text-box>
            <text:p>Rekursi<text:line-break/><text:span text:style-name="T15">Fungsi yang memanggil dirinya 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Ubuntu Light4" svg:font-family="'Ubuntu Light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4H52M54S</meta:editing-duration>
    <meta:editing-cycles>96</meta:editing-cycles>
    <meta:generator>LibreOffice/5.0.5.2$Linux_X86_64 LibreOffice_project/00m0$Build-2</meta:generator>
    <dc:date>2016-04-11T16:00:25.185668531</dc:date>
    <dc:creator>bagustris </dc:creator>
    <meta:document-statistic meta:object-count="140"/>
  </office:meta>
</office:document-meta>
</file>